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1" svg:font-family="'Courier New'"/>
    <style:font-face style:name="Arial1" svg:font-family="Arial" style:font-family-generic="swiss"/>
    <style:font-face style:name="Courier New" svg:font-family="'Courier New'"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dash" draw:stroke-dash="Dash_5f_0" svg:stroke-width="0.025cm" svg:stroke-color="#000000" svg:stroke-opacity="100%" draw:stroke-linejoin="round" svg:stroke-linecap="round" draw:fill="none" fo:padding-top="0.137cm" fo:padding-bottom="0.137cm" fo:padding-left="0.262cm" fo:padding-right="0.262cm" draw:shadow="hidden"/>
    </style:style>
    <style:style style:name="gr3" style:family="graphic" style:parent-style-name="standard">
      <style:graphic-properties svg:stroke-color="#000000" draw:fill-color="#ffffff" draw:textarea-horizontal-align="justify" draw:textarea-vertical-align="middle" draw:auto-grow-height="false" fo:min-height="2.05cm" fo:min-width="11cm"/>
    </style:style>
    <style:style style:name="gr4"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draw:shadow="hidden"/>
    </style:style>
    <style:style style:name="gr5" style:family="graphic" style:parent-style-name="standard">
      <style:graphic-properties draw:stroke="none" draw:fill="gradient" draw:fill-gradient-name="Gradient_5f_6" draw:shadow="hidden"/>
    </style:style>
    <style:style style:name="gr6" style:family="graphic" style:parent-style-name="standard">
      <style:graphic-properties draw:stroke="none" draw:fill="none" draw:textarea-vertical-align="middle" fo:min-height="0.549cm" fo:min-width="2.54cm" fo:padding-top="0.141cm" fo:padding-bottom="0.141cm" fo:padding-left="0.141cm" fo:padding-right="0.141cm"/>
    </style:style>
    <style:style style:name="gr7" style:family="graphic" style:parent-style-name="standard">
      <style:graphic-properties draw:stroke="none" draw:fill="none" draw:textarea-vertical-align="middle" fo:min-height="1.591cm" fo:min-width="2.54cm" fo:padding-top="0.141cm" fo:padding-bottom="0.141cm" fo:padding-left="0.141cm" fo:padding-right="0.141cm"/>
    </style:style>
    <style:style style:name="gr8" style:family="graphic" style:parent-style-name="standard">
      <style:graphic-properties draw:stroke="none" svg:stroke-color="#000000" draw:fill="none" draw:fill-color="#ffffff" fo:min-height="1.72cm"/>
    </style:style>
    <style:style style:name="gr9" style:family="graphic" style:parent-style-name="standard">
      <style:graphic-properties draw:stroke="none" draw:fill="solid" draw:fill-color="#ff00ff" draw:opacity="0%" draw:shadow="hidden"/>
    </style:style>
    <style:style style:name="gr10" style:family="graphic" style:parent-style-name="standard">
      <style:graphic-properties draw:stroke="solid" svg:stroke-width="0.025cm" svg:stroke-color="#000000" svg:stroke-opacity="0%" draw:stroke-linejoin="round" svg:stroke-linecap="round" draw:fill="none" fo:padding-top="0.137cm" fo:padding-bottom="0.137cm" fo:padding-left="0.262cm" fo:padding-right="0.262cm" draw:shadow="hidden"/>
    </style:style>
    <style:style style:name="gr11" style:family="graphic" style:parent-style-name="standard">
      <style:graphic-properties draw:stroke="none" draw:fill="gradient" draw:fill-gradient-name="Gradient_5f_0" draw:shadow="hidden"/>
    </style:style>
    <style:style style:name="gr12"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draw:shadow="hidden"/>
    </style:style>
    <style:style style:name="gr13" style:family="graphic" style:parent-style-name="standard">
      <style:graphic-properties draw:stroke="none" draw:fill="gradient" draw:fill-gradient-name="Gradient_5f_1" draw:shadow="hidden"/>
    </style:style>
    <style:style style:name="gr14"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draw:shadow="hidden"/>
    </style:style>
    <style:style style:name="gr15" style:family="graphic" style:parent-style-name="standard">
      <style:graphic-properties draw:stroke="none" draw:fill="gradient" draw:fill-gradient-name="Gradient_5f_2" draw:shadow="hidden"/>
    </style:style>
    <style:style style:name="gr16"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draw:shadow="hidden"/>
    </style:style>
    <style:style style:name="gr17" style:family="graphic" style:parent-style-name="standard">
      <style:graphic-properties draw:stroke="none" draw:fill="gradient" draw:fill-gradient-name="Gradient_5f_3" draw:shadow="hidden"/>
    </style:style>
    <style:style style:name="gr18"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draw:shadow="hidden"/>
    </style:style>
    <style:style style:name="gr19"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draw:shadow="hidden"/>
    </style:style>
    <style:style style:name="gr20" style:family="graphic" style:parent-style-name="standard">
      <style:graphic-properties draw:stroke="none" draw:fill="solid" draw:fill-color="#000000" draw:shadow="hidden"/>
    </style:style>
    <style:style style:name="gr21" style:family="graphic" style:parent-style-name="standard">
      <style:graphic-properties draw:stroke="none" draw:fill="gradient" draw:fill-gradient-name="Gradient_5f_4" draw:shadow="hidden"/>
    </style:style>
    <style:style style:name="gr22"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draw:shadow="hidden"/>
    </style:style>
    <style:style style:name="gr23" style:family="graphic" style:parent-style-name="standard">
      <style:graphic-properties draw:stroke="none" draw:fill="gradient" draw:fill-gradient-name="Gradient_5f_5" draw:opacity-name="Transparency_5f_0" draw:shadow="hidden"/>
    </style:style>
    <style:style style:name="gr24"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25" style:family="graphic" style:parent-style-name="standard">
      <style:graphic-properties draw:stroke="none" draw:fill="gradient" draw:fill-gradient-name="Gradient_5f_7" draw:shadow="hidden"/>
    </style:style>
    <style:style style:name="gr26" style:family="graphic" style:parent-style-name="standard">
      <style:graphic-properties draw:stroke="none" draw:fill="none" draw:textarea-vertical-align="middle" fo:min-height="0.613cm" fo:min-width="2.54cm" fo:padding-top="0.141cm" fo:padding-bottom="0.141cm" fo:padding-left="0.141cm" fo:padding-right="0.141cm"/>
    </style:style>
    <style:style style:name="gr27" style:family="graphic" style:parent-style-name="standard">
      <style:graphic-properties draw:stroke="none" draw:fill="none" draw:textarea-vertical-align="middle" fo:min-height="1.133cm" fo:min-width="2.54cm" fo:padding-top="0.141cm" fo:padding-bottom="0.141cm" fo:padding-left="0.141cm" fo:padding-right="0.141cm"/>
    </style:style>
    <style:style style:name="gr28" style:family="graphic" style:parent-style-name="standard">
      <style:graphic-properties draw:stroke="none" draw:fill="none" fo:min-height="0.637cm"/>
    </style:style>
    <style:style style:name="gr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fo:min-height="1.815cm" fo:min-width="2.54cm" fo:padding-top="0.071cm" fo:padding-bottom="0.071cm" fo:padding-left="0.071cm" fo:padding-right="0.071cm" draw:shadow="hidden" draw:shadow-offset-x="0.2cm" draw:shadow-offset-y="0.2cm" draw:shadow-color="#808080"/>
    </style:style>
    <style:style style:name="gr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243cm" fo:min-width="2.54cm" fo:padding-top="0.071cm" fo:padding-bottom="0.071cm" fo:padding-left="0.071cm" fo:padding-right="0.071cm" draw:shadow="hidden" draw:shadow-offset-x="0.2cm" draw:shadow-offset-y="0.2cm" draw:shadow-color="#808080"/>
    </style:style>
    <style:style style:name="gr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3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243cm" fo:min-width="2.54cm" fo:padding-top="0.071cm" fo:padding-bottom="0.071cm" fo:padding-left="0.071cm" fo:padding-right="0.071cm" draw:shadow="hidden" draw:shadow-offset-x="0.2cm" draw:shadow-offset-y="0.2cm" draw:shadow-color="#808080"/>
    </style:style>
    <style:style style:name="gr3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243cm" fo:min-width="2.54cm" fo:padding-top="0.071cm" fo:padding-bottom="0.071cm" fo:padding-left="0.071cm" fo:padding-right="0.071cm" draw:shadow="hidden" draw:shadow-offset-x="0.2cm" draw:shadow-offset-y="0.2cm" draw:shadow-color="#808080"/>
    </style:style>
    <style:style style:name="gr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351cm" fo:min-width="2.54cm" fo:padding-top="0.071cm" fo:padding-bottom="0.071cm" fo:padding-left="0.071cm" fo:padding-right="0.071cm" draw:shadow="hidden" draw:shadow-offset-x="0.2cm" draw:shadow-offset-y="0.2cm" draw:shadow-color="#808080"/>
    </style:style>
    <style:style style:name="gr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svg:stroke-width="0.025cm" svg:stroke-color="#000000" draw:marker-start="" draw:marker-start-width="0.2cm" draw:marker-start-center="false" draw:marker-end="" draw:marker-end-width="0.2cm" draw:marker-end-center="false" svg:stroke-opacity="100%" draw:stroke-linejoin="round" svg:stroke-linecap="round" draw:fill="none" draw:fill-color="#729fcf" draw:textarea-horizontal-align="justify" fo:padding-top="0.137cm" fo:padding-bottom="0.137cm" fo:padding-left="0.262cm" fo:padding-right="0.262cm" draw:shadow="hidden" draw:shadow-offset-x="0.2cm" draw:shadow-offset-y="0.2cm" draw:shadow-color="#808080"/>
    </style:style>
    <style:style style:name="gr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351cm" fo:min-width="2.54cm" fo:padding-top="0.071cm" fo:padding-bottom="0.071cm" fo:padding-left="0.071cm" fo:padding-right="0.071cm" draw:shadow="hidden" draw:shadow-offset-x="0.2cm" draw:shadow-offset-y="0.2cm" draw:shadow-color="#808080"/>
    </style:style>
    <style:style style:name="gr49" style:family="graphic" style:parent-style-name="standard">
      <style:graphic-properties draw:stroke="none" svg:stroke-color="#ffffff" draw:fill="solid" draw:fill-color="#ffffff" draw:shadow="hidden"/>
    </style:style>
    <style:style style:name="gr50"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draw:shadow="hidden"/>
    </style:style>
    <style:style style:name="gr51" style:family="graphic" style:parent-style-name="standard">
      <style:graphic-properties draw:stroke="none" svg:stroke-color="#ffffff" draw:fill="none" draw:textarea-vertical-align="middle" fo:min-height="0.319cm" fo:min-width="2.54cm" fo:padding-top="0.071cm" fo:padding-bottom="0.071cm" fo:padding-left="0.071cm" fo:padding-right="0.071cm"/>
    </style:style>
    <style:style style:name="gr52" style:family="graphic" style:parent-style-name="standard">
      <style:graphic-properties draw:stroke="none" svg:stroke-color="#ffffff" draw:fill="none" draw:textarea-vertical-align="middle" fo:min-height="1.258cm" fo:min-width="2.54cm" fo:padding-top="0.071cm" fo:padding-bottom="0.071cm" fo:padding-left="0.071cm" fo:padding-right="0.071cm"/>
    </style:style>
    <style:style style:name="gr53" style:family="graphic" style:parent-style-name="standard">
      <style:graphic-properties draw:stroke="none" draw:fill="gradient" draw:fill-gradient-name="Gradient_5f_12" draw:shadow="hidden"/>
    </style:style>
    <style:style style:name="gr54" style:family="graphic" style:parent-style-name="standard">
      <style:graphic-properties draw:stroke="none" draw:fill="gradient" draw:fill-gradient-name="Gradient_5f_13" draw:shadow="hidden"/>
    </style:style>
    <style:style style:name="gr55" style:family="graphic" style:parent-style-name="objectwithoutfill">
      <style:graphic-properties draw:marker-start="Arrow" draw:marker-start-width="0.3cm" draw:marker-end="Arrow" draw:marker-end-width="0.3cm" draw:fill="none" draw:textarea-vertical-align="middl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color="#ffffff"/>
      <style:paragraph-properties fo:text-align="center"/>
    </style:style>
    <style:style style:name="P4" style:family="paragraph">
      <loext:graphic-properties draw:fill="gradient" draw:fill-gradient-name="Gradient_5f_6"/>
    </style:style>
    <style:style style:name="P5" style:family="paragraph">
      <style:paragraph-properties fo:margin-left="0cm" fo:margin-right="0cm" fo:margin-top="0cm" fo:margin-bottom="0cm" fo:line-height="120%" fo:text-align="center" fo:text-indent="0cm"/>
    </style:style>
    <style:style style:name="P6" style:family="paragraph">
      <loext:graphic-properties draw:fill="none"/>
      <style:paragraph-properties fo:margin-left="0cm" fo:margin-right="0cm" fo:margin-top="0cm" fo:margin-bottom="0cm" fo:line-height="120%" fo:text-align="center" fo:text-indent="0cm"/>
      <style:text-properties fo:color="#ffffff"/>
    </style:style>
    <style:style style:name="P7" style:family="paragraph">
      <style:paragraph-properties style:text-autospace="none"/>
    </style:style>
    <style:style style:name="P8" style:family="paragraph">
      <loext:graphic-properties draw:fill="none"/>
      <style:paragraph-properties style:text-autospace="none"/>
      <style:text-properties style:font-name="Courier New1" fo:font-size="11pt" fo:language="en" fo:country="US" style:font-name-asian="Courier New1" style:font-size-asian="11pt" style:font-name-complex="Courier New1" style:font-size-complex="11pt"/>
    </style:style>
    <style:style style:name="P9" style:family="paragraph">
      <loext:graphic-properties draw:fill="none" draw:fill-color="#ffffff"/>
      <style:text-properties style:font-name="Trebuchet MS" fo:font-size="15pt" style:font-size-asian="15pt" style:font-size-complex="15pt"/>
    </style:style>
    <style:style style:name="P10" style:family="paragraph">
      <loext:graphic-properties draw:fill="solid" draw:fill-color="#ff00ff" draw:opacity="0%"/>
    </style:style>
    <style:style style:name="P11" style:family="paragraph">
      <loext:graphic-properties draw:fill="gradient" draw:fill-gradient-name="Gradient_5f_0"/>
    </style:style>
    <style:style style:name="P12" style:family="paragraph">
      <loext:graphic-properties draw:fill="gradient" draw:fill-gradient-name="Gradient_5f_1"/>
    </style:style>
    <style:style style:name="P13" style:family="paragraph">
      <loext:graphic-properties draw:fill="gradient" draw:fill-gradient-name="Gradient_5f_2"/>
    </style:style>
    <style:style style:name="P14" style:family="paragraph">
      <loext:graphic-properties draw:fill="gradient" draw:fill-gradient-name="Gradient_5f_3"/>
    </style:style>
    <style:style style:name="P15" style:family="paragraph">
      <loext:graphic-properties draw:fill="solid" draw:fill-color="#000000"/>
    </style:style>
    <style:style style:name="P16" style:family="paragraph">
      <loext:graphic-properties draw:fill="gradient" draw:fill-gradient-name="Gradient_5f_4"/>
    </style:style>
    <style:style style:name="P17" style:family="paragraph">
      <loext:graphic-properties draw:fill="gradient" draw:fill-gradient-name="Gradient_5f_5" draw:opacity-name="Transparency_5f_0"/>
    </style:style>
    <style:style style:name="P18" style:family="paragraph">
      <loext:graphic-properties draw:fill="none" draw:fill-color="#ffffff"/>
    </style:style>
    <style:style style:name="P19" style:family="paragraph">
      <loext:graphic-properties draw:fill="gradient" draw:fill-gradient-name="Gradient_5f_7"/>
    </style:style>
    <style:style style:name="P20" style:family="paragraph">
      <loext:graphic-properties draw:fill="none"/>
      <style:paragraph-properties fo:margin-left="0cm" fo:margin-right="0cm" fo:margin-top="0cm" fo:margin-bottom="0cm" fo:line-height="120%" fo:text-align="center" fo:text-indent="0cm"/>
    </style:style>
    <style:style style:name="P21" style:family="paragraph">
      <style:paragraph-properties fo:margin-left="0cm" fo:margin-right="0cm" fo:margin-top="0cm" fo:margin-bottom="0cm" fo:line-height="120%" fo:text-align="start" fo:text-indent="0cm"/>
    </style:style>
    <style:style style:name="P22" style:family="paragraph">
      <loext:graphic-properties draw:fill="none"/>
      <style:paragraph-properties fo:margin-left="0cm" fo:margin-right="0cm" fo:margin-top="0cm" fo:margin-bottom="0cm" fo:line-height="120%" fo:text-align="start" fo:text-indent="0cm"/>
    </style:style>
    <style:style style:name="P23" style:family="paragraph">
      <loext:graphic-properties draw:fill="none"/>
      <style:paragraph-properties style:text-autospace="none"/>
    </style:style>
    <style:style style:name="P24"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style>
    <style:style style:name="P27" style:family="paragraph">
      <loext:graphic-properties draw:fill="none" draw:fill-color="#729fcf"/>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style>
    <style:style style:name="P2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40%" fo:text-align="center" fo:text-indent="0cm"/>
    </style:style>
    <style:style style:name="P31" style:family="paragraph">
      <loext:graphic-properties draw:fill="none"/>
      <style:paragraph-properties fo:margin-left="0cm" fo:margin-right="0cm" fo:margin-top="0cm" fo:margin-bottom="0cm" fo:line-height="140%" fo:text-align="center" fo:text-indent="0cm"/>
    </style:style>
    <style:style style:name="P32" style:family="paragraph">
      <style:paragraph-properties fo:margin-left="0cm" fo:margin-right="0cm" fo:margin-top="0cm" fo:margin-bottom="0cm" fo:line-height="140%" fo:text-align="start" fo:text-indent="0cm"/>
    </style:style>
    <style:style style:name="P33" style:family="paragraph">
      <loext:graphic-properties draw:fill="none"/>
      <style:paragraph-properties fo:margin-left="0cm" fo:margin-right="0cm" fo:margin-top="0cm" fo:margin-bottom="0cm" fo:line-height="140%" fo:text-align="start" fo:text-indent="0cm"/>
      <style:text-properties fo:font-size="6pt" style:font-size-asian="6pt" style:font-size-complex="6pt"/>
    </style:style>
    <style:style style:name="P34" style:family="paragraph">
      <loext:graphic-properties draw:fill="gradient" draw:fill-gradient-name="Gradient_5f_12"/>
    </style:style>
    <style:style style:name="P35" style:family="paragraph">
      <loext:graphic-properties draw:fill="gradient" draw:fill-gradient-name="Gradient_5f_13"/>
    </style:style>
    <style:style style:name="P36" style:family="paragraph">
      <loext:graphic-properties draw:fill="none"/>
      <style:paragraph-properties fo:text-align="center"/>
    </style:style>
    <style:style style:name="T1" style:family="text">
      <style:text-properties fo:color="#ffffff" style:font-name="Arial" fo:font-size="8pt" style:font-name-asian="Arial" style:font-size-asian="8pt" style:font-name-complex="Arial" style:font-size-complex="8pt"/>
    </style:style>
    <style:style style:name="T2" style:family="text">
      <style:text-properties fo:color="#000000" style:text-outline="false" style:text-line-through-style="none" style:text-line-through-type="none" style:font-name="Arial" fo:font-size="8pt" fo:language="en" fo:country="US" fo:font-style="normal" fo:text-shadow="none" style:text-underline-style="none" fo:font-weight="normal" style:letter-kerning="true"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3" style:family="text">
      <style:text-properties style:font-name="Trebuchet MS" fo:font-size="15pt" style:font-size-asian="15pt" style:font-size-complex="15pt"/>
    </style:style>
    <style:style style:name="T4" style:family="text">
      <style:text-properties style:font-name="Trebuchet MS" fo:font-size="12pt" style:font-size-asian="12pt" style:font-size-complex="12pt"/>
    </style:style>
    <style:style style:name="T5" style:family="text">
      <style:text-properties fo:color="#000000" style:font-name="Arial" fo:font-size="8pt" style:font-name-asian="Arial" style:font-size-asian="8pt" style:font-name-complex="Arial" style:font-size-complex="8pt"/>
    </style:style>
    <style:style style:name="T6" style:family="text">
      <style:text-properties fo:color="#000000" style:text-outline="false" style:text-line-through-style="none" style:text-line-through-type="none" style:font-name="Arial" fo:font-size="6pt" fo:font-style="normal" fo:text-shadow="none" style:text-underline-style="none" fo:font-weight="normal" style:letter-kerning="true"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 fo:font-size="8pt" fo:font-style="normal" fo:text-shadow="none" style:text-underline-style="none" fo:font-weight="bold" style:letter-kerning="true" style:font-name-asian="Arial"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 fo:font-size="8pt" fo:font-style="normal" fo:text-shadow="none" style:text-underline-style="none" fo:font-weight="normal" style:letter-kerning="true"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9" style:family="text">
      <style:text-properties fo:color="#000000" style:font-name="Arial" fo:font-size="6pt" style:font-name-asian="Arial" style:font-size-asian="6pt" style:font-name-complex="Arial"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11.699cm" svg:height="11.299cm" svg:x="16.7cm" svg:y="1.6cm" svg:viewBox="0 0 11700 11300" svg:d="M199 11300h11302c132 0 199-126 199-376v-10548c0-250-67-376-199-376h-11302c-134 0-199 126-199 376v10548c0 250 65 376 199 376z">
            <text:p/>
          </draw:path>
          <draw:path draw:style-name="gr2" draw:text-style-name="P2" draw:layer="layout" svg:width="11.699cm" svg:height="11.299cm" svg:x="16.7cm" svg:y="1.6cm" svg:viewBox="0 0 11700 11300" svg:d="M199 11300h11302c132 0 199-126 199-376v-10548c0-250-67-376-199-376h-11302c-134 0-199 126-199 376v10548c0 250 65 376 199 376z">
            <text:p/>
          </draw:path>
        </draw:g>
        <draw:custom-shape draw:style-name="gr3" draw:text-style-name="P3" draw:layer="layout" svg:width="11.5cm" svg:height="2.3cm" svg:x="17.7cm" svg:y="18.2cm">
          <text:p/>
          <draw:enhanced-geometry svg:viewBox="0 0 21600 21600" draw:type="rectangle" draw:enhanced-path="M 0 0 L 21600 0 21600 21600 0 21600 0 0 Z N"/>
        </draw:custom-shape>
        <draw:g xml:id="id1" draw:id="id1">
          <draw:path draw:style-name="gr4" draw:text-style-name="P2" draw:layer="layout" svg:width="3.999cm" svg:height="1.544cm" svg:x="17.4cm" svg:y="3.231cm" svg:viewBox="0 0 4000 1545" svg:d="M0 0v713c0 1 0 1 0 1 0 154 35 284 111 416 76 133 170 228 302 304s261 111 413 111h2346 2c152 0 281-35 413-111s226-171 302-304c76-132 111-262 111-416v-1-713z">
            <text:p/>
          </draw:path>
          <draw:g>
            <draw:g>
              <draw:path draw:style-name="gr5" draw:text-style-name="P4" draw:layer="layout" svg:width="3.999cm" svg:height="0.831cm" svg:x="17.4cm" svg:y="2.4cm" svg:viewBox="0 0 4000 832" svg:d="M4000 832h-4000c0-154 35-283 111-416 76-132 170-227 302-305 132-76 261-111 413-111h2346 2c152 0 281 35 413 111 132 78 226 173 302 305 76 133 111 262 111 416z">
                <text:p/>
              </draw:path>
              <draw:path draw:style-name="gr4" draw:text-style-name="P2" draw:layer="layout" svg:width="3.999cm" svg:height="0.831cm" svg:x="17.4cm" svg:y="2.4cm" svg:viewBox="0 0 4000 832" svg:d="M4000 832h-4000c0-154 35-283 111-416 76-132 170-227 302-305 132-76 261-111 413-111h2346 2c152 0 281 35 413 111 132 78 226 173 302 305 76 133 111 262 111 416z">
                <text:p/>
              </draw:path>
            </draw:g>
            <draw:frame draw:style-name="gr6" draw:text-style-name="P6" draw:layer="layout" svg:width="3.999cm" svg:height="0.831cm" svg:x="17.4cm" svg:y="2.4cm">
              <draw:text-box>
                <text:p text:style-name="P5"><text:span text:style-name="T1">Sb.Manifest.Api</text:span></text:p>
              </draw:text-box>
            </draw:frame>
          </draw:g>
          <draw:frame draw:style-name="gr7" draw:text-style-name="P8" draw:layer="layout" svg:width="3.6cm" svg:height="1.873cm" svg:x="17.5cm" svg:y="2.739cm">
            <draw:text-box>
              <text:p text:style-name="P7"><text:span text:style-name="T2">.NET Core 3.1</text:span></text:p>
            </draw:text-box>
          </draw:frame>
        </draw:g>
        <draw:frame draw:style-name="gr8" draw:text-style-name="P9" draw:layer="layout" svg:width="5.3cm" svg:height="1.97cm" svg:x="10cm" svg:y="3.935cm">
          <draw:text-box>
            <text:p><text:span text:style-name="T3"/></text:p>
            <text:p><text:span text:style-name="T4"/></text:p>
          </draw:text-box>
        </draw:frame>
        <draw:g>
          <draw:g>
            <draw:path draw:style-name="gr9" draw:text-style-name="P10" draw:layer="layout" svg:width="1.499cm" svg:height="1.967cm" svg:x="22.7cm" svg:y="2.632cm" svg:viewBox="0 0 1500 1968" svg:d="M1500 291l-577-291-923 474v1221c71 70 144 122 236 169 107 54 210 86 332 104l932-474zM255 665c2 2 5 3 6 4 101 51 194 81 307 101-112-20-205-50-304-101-4-1-7-2-9-4z">
              <text:p/>
            </draw:path>
            <draw:path draw:style-name="gr10" draw:text-style-name="P2" draw:layer="layout" svg:width="1.499cm" svg:height="1.967cm" svg:x="22.7cm" svg:y="2.632cm" svg:viewBox="0 0 1500 1968" svg:d="M1500 291l-577-291-923 474v1221c71 70 144 122 236 169 107 54 210 86 332 104l932-474zM255 665c2 2 5 3 6 4 101 51 194 81 307 101-112-20-205-50-304-101-4-1-7-2-9-4z">
              <text:p/>
            </draw:path>
          </draw:g>
          <draw:g>
            <draw:path draw:style-name="gr11" draw:text-style-name="P11" draw:layer="layout" svg:width="1.499cm" svg:height="0.769cm" svg:x="22.7cm" svg:y="2.632cm" svg:viewBox="0 0 1500 770" svg:d="M568 770l932-479-577-291-923 475c79 82 159 141 264 194 99 51 192 81 304 101z">
              <text:p/>
            </draw:path>
            <draw:path draw:style-name="gr12" draw:text-style-name="P2" draw:layer="layout" svg:width="1.499cm" svg:height="0.769cm" svg:x="22.7cm" svg:y="2.632cm" svg:viewBox="0 0 1500 770" svg:d="M568 770l932-479-577-291-923 475c79 82 159 141 264 194 99 51 192 81 304 101z">
              <text:p/>
            </draw:path>
          </draw:g>
          <draw:g>
            <draw:path draw:style-name="gr13" draw:text-style-name="P12" draw:layer="layout" svg:width="0.569cm" svg:height="1.493cm" svg:x="22.7cm" svg:y="3.105cm" svg:viewBox="0 0 570 1494" svg:d="M570 296c-113-19-207-49-305-100-106-54-186-113-265-196v1221c72 70 144 122 236 169 109 54 210 86 334 104z">
              <text:p/>
            </draw:path>
            <draw:path draw:style-name="gr14" draw:text-style-name="P2" draw:layer="layout" svg:width="0.569cm" svg:height="1.493cm" svg:x="22.7cm" svg:y="3.105cm" svg:viewBox="0 0 570 1494" svg:d="M570 296c-113-19-207-49-305-100-106-54-186-113-265-196v1221c72 70 144 122 236 169 109 54 210 86 334 104z">
              <text:p/>
            </draw:path>
          </draw:g>
          <draw:g>
            <draw:polygon draw:style-name="gr15" draw:text-style-name="P13" draw:layer="layout" svg:width="0.931cm" svg:height="1.673cm" svg:x="23.268cm" svg:y="2.923cm" svg:viewBox="0 0 932 1674" draw:points="0,478 0,1674 932,1201 932,0">
              <text:p/>
            </draw:polygon>
            <draw:polygon draw:style-name="gr12" draw:text-style-name="P2" draw:layer="layout" svg:width="0.931cm" svg:height="1.673cm" svg:x="23.268cm" svg:y="2.923cm" svg:viewBox="0 0 932 1674" draw:points="0,478 0,1674 932,1201 932,0">
              <text:p/>
            </draw:polygon>
          </draw:g>
          <draw:path draw:style-name="gr16" draw:text-style-name="P2" draw:layer="layout" svg:width="1.499cm" svg:height="1.967cm" svg:x="22.7cm" svg:y="2.632cm" svg:viewBox="0 0 1500 1968" svg:d="M1500 291l-577-291-923 474v1221c71 70 144 122 236 169 107 54 210 86 332 104l932-474z">
            <text:p/>
          </draw:path>
          <draw:g>
            <draw:path draw:style-name="gr17" draw:text-style-name="P14" draw:layer="layout" svg:width="0.09cm" svg:height="0.109cm" svg:x="22.916cm" svg:y="3.845cm" svg:viewBox="0 0 91 110" svg:d="M86 42c4 9 5 17 5 27-1 9-2 17-7 25-4 7-10 10-18 14-7 2-14 2-22 0-9-3-15-7-23-14-7-8-12-15-16-24-4-10-5-19-5-28 0-10 2-18 6-25 5-7 10-12 18-14 7-4 15-4 23 0 8 2 15 7 23 14 6 6 11 14 15 23 1 2 1 2 1 2z">
              <text:p/>
            </draw:path>
            <draw:path draw:style-name="gr18" draw:text-style-name="P2" draw:layer="layout" svg:width="0.09cm" svg:height="0.109cm" svg:x="22.916cm" svg:y="3.845cm" svg:viewBox="0 0 91 110" svg:d="M86 42c4 9 5 17 5 27-1 9-2 17-7 25-4 7-10 10-18 14-7 2-14 2-22 0-9-3-15-7-23-14-7-8-12-15-16-24-4-10-5-19-5-28 0-10 2-18 6-25 5-7 10-12 18-14 7-4 15-4 23 0 8 2 15 7 23 14 6 6 11 14 15 23 1 2 1 2 1 2z">
              <text:p/>
            </draw:path>
          </draw:g>
          <draw:path draw:style-name="gr19" draw:text-style-name="P2" draw:layer="layout" svg:width="0.385cm" svg:height="0.333cm" svg:x="22.792cm" svg:y="4.094cm" svg:viewBox="0 0 386 334" svg:d="M0 0c70 54 135 93 215 129 57 26 110 43 171 59M0 72c70 54 135 93 215 130 57 26 110 43 171 59M0 146c70 55 135 94 215 129 57 26 110 44 171 59">
            <text:p/>
          </draw:path>
          <draw:g>
            <draw:path draw:style-name="gr20" draw:text-style-name="P15" draw:layer="layout" svg:width="0.419cm" svg:height="0.22cm" svg:x="22.777cm" svg:y="3.336cm" svg:viewBox="0 0 420 221" svg:d="M12 32c53 42 103 74 164 105 74 38 141 64 224 84 3 0 6-2 10-3 2-1 5-3 6-6 2-3 4-6 4-9 0-2-2-6-4-8-1-3-4-5-6-6-4-3-7-3-10-3-83-20-149-44-223-82-58-31-105-60-156-100-1-2-1-2-2-3-3 0-4-1-7-1-2 0-5 1-6 1-2 1-4 3-5 5-1 1-1 3-1 5 0 1 0 1 0 2 0 5 1 7 4 11 2 3 5 5 8 8z">
              <text:p/>
            </draw:path>
            <draw:path draw:style-name="gr18" draw:text-style-name="P2" draw:layer="layout" svg:width="0.419cm" svg:height="0.22cm" svg:x="22.777cm" svg:y="3.336cm" svg:viewBox="0 0 420 221" svg:d="M12 32c53 42 103 74 164 105 74 38 141 64 224 84 3 0 6-2 10-3 2-1 5-3 6-6 2-3 4-6 4-9 0-2-2-6-4-8-1-3-4-5-6-6-4-3-7-3-10-3-83-20-149-44-223-82-58-31-105-60-156-100-1-2-1-2-2-3-3 0-4-1-7-1-2 0-5 1-6 1-2 1-4 3-5 5-1 1-1 3-1 5 0 1 0 1 0 2 0 5 1 7 4 11 2 3 5 5 8 8z">
              <text:p/>
            </draw:path>
          </draw:g>
          <draw:g>
            <draw:path draw:style-name="gr21" draw:text-style-name="P16" draw:layer="layout" svg:width="0.12cm" svg:height="0.071cm" svg:x="22.899cm" svg:y="3.443cm" svg:viewBox="0 0 121 72" svg:d="M121 71c0-1 0-1 0-1-9-23-20-39-34-51-15-13-28-19-45-19-15 0-26 5-38 14-3 5-4 8-4 13 0 8 4 15 12 23 9 7 20 13 35 16 17 5 30 6 49 6 9 0 16 0 25-1z">
              <text:p/>
            </draw:path>
            <draw:path draw:style-name="gr22" draw:text-style-name="P2" draw:layer="layout" svg:width="0.12cm" svg:height="0.071cm" svg:x="22.899cm" svg:y="3.443cm" svg:viewBox="0 0 121 72" svg:d="M121 71c0-1 0-1 0-1-9-23-20-39-34-51-15-13-28-19-45-19-15 0-26 5-38 14-3 5-4 8-4 13 0 8 4 15 12 23 9 7 20 13 35 16 17 5 30 6 49 6 9 0 16 0 25-1z">
              <text:p/>
            </draw:path>
          </draw:g>
          <draw:path draw:style-name="gr23" draw:text-style-name="P17" draw:layer="layout" svg:width="0.385cm" svg:height="0.282cm" svg:x="22.792cm" svg:y="3.467cm" svg:viewBox="0 0 386 283" svg:d="M0 0v96c54 40 102 72 164 102 73 38 141 64 222 85v-95c-81-23-149-48-222-85-62-32-110-63-164-103z">
            <text:p/>
          </draw:path>
          <draw:path draw:style-name="gr20" draw:text-style-name="P15" draw:layer="layout" svg:width="0.385cm" svg:height="0.21cm" svg:x="22.792cm" svg:y="3.486cm" svg:viewBox="0 0 386 211" svg:d="M0 24c52 42 102 74 164 106 73 36 141 61 222 81v-23c-81-22-149-48-222-85-62-31-110-62-164-103z">
            <text:p/>
          </draw:path>
          <draw:path draw:style-name="gr12" draw:text-style-name="P2" draw:layer="layout" svg:width="0.385cm" svg:height="0.282cm" svg:x="22.792cm" svg:y="3.466cm" svg:viewBox="0 0 386 283" svg:d="M0 0v96c54 40 102 72 164 102 73 38 141 64 222 85">
            <text:p/>
          </draw:path>
          <draw:path draw:style-name="gr18" draw:text-style-name="P2" draw:layer="layout" svg:width="0.385cm" svg:height="0.282cm" svg:x="22.792cm" svg:y="3.47cm" svg:viewBox="0 0 386 283" svg:d="M386 283v-95c-81-23-149-48-222-85-62-32-110-63-164-103">
            <text:p/>
          </draw:path>
        </draw:g>
        <draw:frame draw:style-name="gr24" draw:text-style-name="P18" draw:layer="layout" svg:width="0.502cm" svg:height="1.204cm" svg:x="9cm" svg:y="1cm">
          <draw:text-box>
            <text:p/>
          </draw:text-box>
        </draw:frame>
        <draw:g xml:id="id3" draw:id="id3">
          <draw:g>
            <draw:path draw:style-name="gr4" draw:text-style-name="P2" draw:layer="layout" svg:width="3.899cm" svg:height="1.391cm" svg:x="10.4cm" svg:y="4.795cm" svg:viewBox="0 0 3900 1392" svg:d="M0 0v497c0 164 34 304 108 447 75 143 168 246 297 328 129 83 256 120 405 120h2279 1c149 0 276-37 405-120 129-82 222-185 297-328 74-143 108-283 108-447v-497z">
              <text:p/>
            </draw:path>
            <draw:g>
              <draw:g>
                <draw:path draw:style-name="gr25" draw:text-style-name="P19" draw:layer="layout" svg:width="3.899cm" svg:height="0.895cm" svg:x="10.4cm" svg:y="3.9cm" svg:viewBox="0 0 3900 896" svg:d="M3900 896h-3900c0-165 34-305 108-448 75-142 168-245 297-328s256-120 405-120h2279 1c149 0 276 37 405 120s222 186 297 328c74 143 108 283 108 448z">
                  <text:p/>
                </draw:path>
                <draw:path draw:style-name="gr4" draw:text-style-name="P2" draw:layer="layout" svg:width="3.899cm" svg:height="0.895cm" svg:x="10.4cm" svg:y="3.9cm" svg:viewBox="0 0 3900 896" svg:d="M3900 896h-3900c0-165 34-305 108-448 75-142 168-245 297-328s256-120 405-120h2279 1c149 0 276 37 405 120s222 186 297 328c74 143 108 283 108 448z">
                  <text:p/>
                </draw:path>
              </draw:g>
              <draw:frame draw:style-name="gr26" draw:text-style-name="P20" draw:layer="layout" svg:width="3.899cm" svg:height="0.895cm" svg:x="10.4cm" svg:y="3.9cm">
                <draw:text-box>
                  <text:p text:style-name="P5"><text:span text:style-name="T5">Sb.Manifest.Web</text:span></text:p>
                </draw:text-box>
              </draw:frame>
            </draw:g>
            <draw:frame draw:style-name="gr27" draw:text-style-name="P22" draw:layer="layout" svg:width="3.724cm" svg:height="1.415cm" svg:x="10.531cm" svg:y="4.662cm">
              <draw:text-box>
                <text:p text:style-name="P21"><text:span text:style-name="T5"><text:s text:c="3"/></text:span><text:span text:style-name="T5">AngularJS </text:span></text:p>
              </draw:text-box>
            </draw:frame>
          </draw:g>
        </draw:g>
        <draw:frame draw:style-name="gr28" draw:text-style-name="P23" draw:layer="layout" svg:width="3.2cm" svg:height="0.887cm" svg:x="22.2cm" svg:y="2.1cm">
          <draw:text-box>
            <text:p text:style-name="P7"><text:span text:style-name="T2">Linux ali Windows</text:span></text:p>
          </draw:text-box>
        </draw:frame>
        <draw:g>
          <draw:g>
            <draw:polygon draw:style-name="gr29" draw:text-style-name="P24" draw:layer="layout" svg:width="7.48cm" svg:height="1.958cm" svg:x="21.719cm" svg:y="18.2cm" svg:viewBox="0 0 7481 1959" draw:points="0,1959 7481,1959 7481,0 0,0">
              <text:p/>
            </draw:polygon>
            <draw:polygon draw:style-name="gr30" draw:text-style-name="P25" draw:layer="layout" svg:width="7.48cm" svg:height="1.958cm" svg:x="21.719cm" svg:y="18.2cm" svg:viewBox="0 0 7481 1959" draw:points="0,1959 7481,1959 7481,0 0,0">
              <text:p/>
            </draw:polygon>
          </draw:g>
          <draw:frame draw:style-name="gr31" draw:text-style-name="P27" draw:layer="layout" svg:width="7.48cm" svg:height="1.957cm" svg:x="21.719cm" svg:y="18.2cm">
            <draw:text-box>
              <text:p text:style-name="P26"><text:span text:style-name="T6">RISBA: <text:s text:c="4"/></text:span></text:p>
              <text:p text:style-name="P26"><text:span text:style-name="T7">Programska arhitektura rešitve </text:span></text:p>
            </draw:text-box>
          </draw:frame>
        </draw:g>
        <draw:g>
          <draw:g>
            <draw:polygon draw:style-name="gr32" draw:text-style-name="P24" draw:layer="layout" svg:width="2.63cm" svg:height="0.246cm" svg:x="21.719cm" svg:y="19.746cm" svg:viewBox="0 0 2631 247" draw:points="0,247 0,0 2631,0 2631,247">
              <text:p/>
            </draw:polygon>
            <draw:polyline draw:style-name="gr33" draw:text-style-name="P25" draw:layer="layout" svg:width="2.63cm" svg:height="0.246cm" svg:x="21.719cm" svg:y="19.746cm" svg:viewBox="0 0 2631 247" draw:points="0,247 0,0 2631,0 2631,247">
              <text:p/>
            </draw:polyline>
          </draw:g>
          <draw:frame draw:style-name="gr34" draw:text-style-name="P27" draw:layer="layout" svg:width="2.63cm" svg:height="0.385cm" svg:x="21.719cm" svg:y="19.677cm">
            <draw:text-box>
              <text:p text:style-name="P26"><text:span text:style-name="T6">Velikost:</text:span></text:p>
            </draw:text-box>
          </draw:frame>
        </draw:g>
        <draw:g>
          <draw:g>
            <draw:polygon draw:style-name="gr35" draw:text-style-name="P24" draw:layer="layout" svg:width="3.319cm" svg:height="0.246cm" svg:x="23.88cm" svg:y="19.746cm" svg:viewBox="0 0 3320 247" draw:points="0,247 0,0 3320,0 3320,247">
              <text:p/>
            </draw:polygon>
            <draw:polyline draw:style-name="gr36" draw:text-style-name="P25" draw:layer="layout" svg:width="3.319cm" svg:height="0.246cm" svg:x="23.88cm" svg:y="19.746cm" svg:viewBox="0 0 3320 247" draw:points="0,247 0,0 3320,0 3320,247">
              <text:p/>
            </draw:polyline>
          </draw:g>
          <draw:frame draw:style-name="gr37" draw:text-style-name="P27" draw:layer="layout" svg:width="3.319cm" svg:height="0.385cm" svg:x="23.88cm" svg:y="19.677cm">
            <draw:text-box>
              <text:p text:style-name="P26"><text:span text:style-name="T6">Datum:</text:span></text:p>
            </draw:text-box>
          </draw:frame>
        </draw:g>
        <draw:g>
          <draw:g>
            <draw:polygon draw:style-name="gr38" draw:text-style-name="P24" draw:layer="layout" svg:width="2cm" svg:height="0.246cm" svg:x="27.199cm" svg:y="19.746cm" svg:viewBox="0 0 2001 247" draw:points="0,247 0,0 2001,0 2001,247">
              <text:p/>
            </draw:polygon>
            <draw:polyline draw:style-name="gr39" draw:text-style-name="P25" draw:layer="layout" svg:width="2cm" svg:height="0.246cm" svg:x="27.199cm" svg:y="19.746cm" svg:viewBox="0 0 2001 247" draw:points="0,247 0,0 2001,0 2001,247">
              <text:p/>
            </draw:polyline>
          </draw:g>
          <draw:frame draw:style-name="gr40" draw:text-style-name="P27" draw:layer="layout" svg:width="2cm" svg:height="0.385cm" svg:x="27.199cm" svg:y="19.677cm">
            <draw:text-box>
              <text:p text:style-name="P26"><text:span text:style-name="T6">Revizija:</text:span></text:p>
            </draw:text-box>
          </draw:frame>
        </draw:g>
        <draw:g>
          <draw:g>
            <draw:polygon draw:style-name="gr41" draw:text-style-name="P24" draw:layer="layout" svg:width="2.63cm" svg:height="0.493cm" svg:x="21.719cm" svg:y="19.999cm" svg:viewBox="0 0 2631 494" draw:points="0,0 0,494 2631,494 2631,0">
              <text:p/>
            </draw:polygon>
            <draw:polyline draw:style-name="gr42" draw:text-style-name="P25" draw:layer="layout" svg:width="2.63cm" svg:height="0.493cm" svg:x="21.719cm" svg:y="19.999cm" svg:viewBox="0 0 2631 494" draw:points="0,0 0,494 2631,494 2631,0">
              <text:p/>
            </draw:polyline>
          </draw:g>
          <draw:frame draw:style-name="gr43" draw:text-style-name="P29" draw:layer="layout" svg:width="2.63cm" svg:height="0.493cm" svg:x="21.719cm" svg:y="19.999cm">
            <draw:text-box>
              <text:p text:style-name="P28"><text:span text:style-name="T8">A4</text:span></text:p>
            </draw:text-box>
          </draw:frame>
        </draw:g>
        <draw:g>
          <draw:g>
            <draw:polygon draw:style-name="gr44" draw:text-style-name="P24" draw:layer="layout" svg:width="3.319cm" svg:height="0.493cm" svg:x="23.88cm" svg:y="20.006cm" svg:viewBox="0 0 3320 494" draw:points="0,0 0,494 3320,494 3320,0">
              <text:p/>
            </draw:polygon>
            <draw:polyline draw:style-name="gr45" draw:text-style-name="P25" draw:layer="layout" svg:width="3.319cm" svg:height="0.493cm" svg:x="23.88cm" svg:y="20.006cm" svg:viewBox="0 0 3320 494" draw:points="0,0 0,494 3320,494 3320,0">
              <text:p/>
            </draw:polyline>
          </draw:g>
        </draw:g>
        <draw:g>
          <draw:g>
            <draw:polygon draw:style-name="gr46" draw:text-style-name="P24" draw:layer="layout" svg:width="2cm" svg:height="0.493cm" svg:x="27.199cm" svg:y="20.006cm" svg:viewBox="0 0 2001 494" draw:points="0,0 0,494 2001,494 2001,0">
              <text:p/>
            </draw:polygon>
            <draw:polyline draw:style-name="gr47" draw:text-style-name="P25" draw:layer="layout" svg:width="2cm" svg:height="0.493cm" svg:x="27.199cm" svg:y="20.006cm" svg:viewBox="0 0 2001 494" draw:points="0,0 0,494 2001,494 2001,0">
              <text:p/>
            </draw:polyline>
          </draw:g>
          <draw:frame draw:style-name="gr48" draw:text-style-name="P29" draw:layer="layout" svg:width="2cm" svg:height="0.493cm" svg:x="27.199cm" svg:y="20.006cm">
            <draw:text-box>
              <text:p text:style-name="P28"><text:span text:style-name="T8">1</text:span></text:p>
            </draw:text-box>
          </draw:frame>
        </draw:g>
        <draw:g>
          <draw:g>
            <draw:polygon draw:style-name="gr49" draw:text-style-name="P1" draw:layer="layout" svg:width="2.999cm" svg:height="0.354cm" svg:x="23.999cm" svg:y="20.05cm" svg:viewBox="0 0 3000 355" draw:points="0,0 0,355 3000,355 3000,0">
              <text:p/>
            </draw:polygon>
            <draw:polyline draw:style-name="gr50" draw:text-style-name="P2" draw:layer="layout" svg:width="2.999cm" svg:height="0.354cm" svg:x="23.999cm" svg:y="20.05cm" svg:viewBox="0 0 3000 355" draw:points="0,0 0,355 3000,355 3000,0">
              <text:p/>
            </draw:polyline>
          </draw:g>
          <draw:frame draw:style-name="gr51" draw:text-style-name="P31" draw:layer="layout" svg:width="2.999cm" svg:height="0.461cm" svg:x="23.999cm" svg:y="19.997cm">
            <draw:text-box>
              <text:p text:style-name="P30"><text:span text:style-name="T5">01.09.2020</text:span></text:p>
            </draw:text-box>
          </draw:frame>
        </draw:g>
        <draw:g>
          <draw:g>
            <draw:polygon draw:style-name="gr49" draw:text-style-name="P1" draw:layer="layout" svg:width="2.999cm" svg:height="0.846cm" svg:x="17.8cm" svg:y="18.526cm" svg:viewBox="0 0 3000 847" draw:points="0,0 0,847 3000,847 3000,0">
              <text:p/>
            </draw:polygon>
            <draw:polyline draw:style-name="gr50" draw:text-style-name="P2" draw:layer="layout" svg:width="2.999cm" svg:height="0.846cm" svg:x="17.8cm" svg:y="18.526cm" svg:viewBox="0 0 3000 847" draw:points="0,0 0,847 3000,847 3000,0">
              <text:p/>
            </draw:polyline>
          </draw:g>
          <draw:frame draw:style-name="gr52" draw:text-style-name="P33" draw:layer="layout" svg:width="2.999cm" svg:height="1.4cm" svg:x="17.8cm" svg:y="18.1cm">
            <draw:text-box>
              <text:p text:style-name="P32"><text:span text:style-name="T9">Pripravil,dopolnil:</text:span></text:p>
              <text:p text:style-name="P32"><text:span text:style-name="T9">Matej Batistič</text:span></text:p>
            </draw:text-box>
          </draw:frame>
        </draw:g>
        <draw:g xml:id="id4" draw:id="id4">
          <draw:g>
            <draw:path draw:style-name="gr4" draw:text-style-name="P2" draw:layer="layout" svg:width="3.899cm" svg:height="1.391cm" svg:x="10.4cm" svg:y="8.495cm" svg:viewBox="0 0 3900 1392" svg:d="M0 0v497c0 164 34 304 108 447 75 143 168 246 297 328 129 83 256 120 405 120h2279 1c149 0 276-37 405-120 129-82 222-185 297-328 74-143 108-283 108-447v-497z">
              <text:p/>
            </draw:path>
            <draw:g>
              <draw:g>
                <draw:path draw:style-name="gr25" draw:text-style-name="P19" draw:layer="layout" svg:width="3.899cm" svg:height="0.895cm" svg:x="10.4cm" svg:y="7.6cm" svg:viewBox="0 0 3900 896" svg:d="M3900 896h-3900c0-165 34-305 108-448 75-142 168-245 297-328s256-120 405-120h2279 1c149 0 276 37 405 120s222 186 297 328c74 143 108 283 108 448z">
                  <text:p/>
                </draw:path>
                <draw:path draw:style-name="gr4" draw:text-style-name="P2" draw:layer="layout" svg:width="3.899cm" svg:height="0.895cm" svg:x="10.4cm" svg:y="7.6cm" svg:viewBox="0 0 3900 896" svg:d="M3900 896h-3900c0-165 34-305 108-448 75-142 168-245 297-328s256-120 405-120h2279 1c149 0 276 37 405 120s222 186 297 328c74 143 108 283 108 448z">
                  <text:p/>
                </draw:path>
              </draw:g>
              <draw:frame draw:style-name="gr26" draw:text-style-name="P20" draw:layer="layout" svg:width="3.899cm" svg:height="0.895cm" svg:x="10.4cm" svg:y="7.6cm">
                <draw:text-box>
                  <text:p text:style-name="P5"><text:span text:style-name="T5">Sb.ManifestSemafor</text:span></text:p>
                </draw:text-box>
              </draw:frame>
            </draw:g>
            <draw:frame draw:style-name="gr27" draw:text-style-name="P22" draw:layer="layout" svg:width="3.724cm" svg:height="1.415cm" svg:x="10.531cm" svg:y="8.362cm">
              <draw:text-box>
                <text:p text:style-name="P21"><text:span text:style-name="T5"><text:s text:c="3"/></text:span><text:span text:style-name="T5">AngularJS</text:span></text:p>
              </draw:text-box>
            </draw:frame>
          </draw:g>
        </draw:g>
        <draw:g xml:id="id5" draw:id="id5">
          <draw:g>
            <draw:path draw:style-name="gr4" draw:text-style-name="P2" draw:layer="layout" svg:width="3.899cm" svg:height="1.391cm" svg:x="10.4cm" svg:y="11.995cm" svg:viewBox="0 0 3900 1392" svg:d="M0 0v497c0 164 34 304 108 447 75 143 168 246 297 328 129 83 256 120 405 120h2279 1c149 0 276-37 405-120 129-82 222-185 297-328 74-143 108-283 108-447v-497z">
              <text:p/>
            </draw:path>
            <draw:g>
              <draw:g>
                <draw:path draw:style-name="gr25" draw:text-style-name="P19" draw:layer="layout" svg:width="3.899cm" svg:height="0.895cm" svg:x="10.4cm" svg:y="11.1cm" svg:viewBox="0 0 3900 896" svg:d="M3900 896h-3900c0-165 34-305 108-448 75-142 168-245 297-328s256-120 405-120h2279 1c149 0 276 37 405 120s222 186 297 328c74 143 108 283 108 448z">
                  <text:p/>
                </draw:path>
                <draw:path draw:style-name="gr4" draw:text-style-name="P2" draw:layer="layout" svg:width="3.899cm" svg:height="0.895cm" svg:x="10.4cm" svg:y="11.1cm" svg:viewBox="0 0 3900 896" svg:d="M3900 896h-3900c0-165 34-305 108-448 75-142 168-245 297-328s256-120 405-120h2279 1c149 0 276 37 405 120s222 186 297 328c74 143 108 283 108 448z">
                  <text:p/>
                </draw:path>
              </draw:g>
              <draw:frame draw:style-name="gr26" draw:text-style-name="P20" draw:layer="layout" svg:width="3.899cm" svg:height="0.895cm" svg:x="10.4cm" svg:y="11.1cm">
                <draw:text-box>
                  <text:p text:style-name="P5"><text:span text:style-name="T5">Sb.Manifest.User</text:span></text:p>
                </draw:text-box>
              </draw:frame>
            </draw:g>
            <draw:frame draw:style-name="gr27" draw:text-style-name="P22" draw:layer="layout" svg:width="3.724cm" svg:height="1.415cm" svg:x="10.531cm" svg:y="11.862cm">
              <draw:text-box>
                <text:p text:style-name="P21"><text:span text:style-name="T5"><text:s text:c="3"/></text:span><text:span text:style-name="T5">AngularJS</text:span></text:p>
              </draw:text-box>
            </draw:frame>
          </draw:g>
        </draw:g>
        <draw:g xml:id="id2" draw:id="id2">
          <draw:g>
            <draw:path draw:style-name="gr9" draw:text-style-name="P10" draw:layer="layout" svg:width="2.199cm" svg:height="1.627cm" svg:x="18.3cm" svg:y="7.072cm" svg:viewBox="0 0 2200 1628" svg:d="M2193 473c0 3 0 3 0 3 0 35-5 64-25 100 20-36 25-65 25-100zM2193 473c0-88-47-160-147-236-100-75-226-131-401-172-174-44-346-65-549-65-201 0-374 21-546 65-176 41-301 97-403 172-100 74-147 148-147 234v686c0 87 47 160 147 236 102 75 227 129 403 173 172 41 345 62 546 62 203 0 375-21 549-62 175-44 301-98 401-173 100-76 147-149 147-236h7v-684z">
              <text:p/>
            </draw:path>
            <draw:path draw:style-name="gr10" draw:text-style-name="P2" draw:layer="layout" svg:width="2.199cm" svg:height="1.627cm" svg:x="18.3cm" svg:y="7.072cm" svg:viewBox="0 0 2200 1628" svg:d="M2193 473c0 3 0 3 0 3 0 35-5 64-25 100 20-36 25-65 25-100zM2193 473c0-88-47-160-147-236-100-75-226-131-401-172-174-44-346-65-549-65-201 0-374 21-546 65-176 41-301 97-403 172-100 74-147 148-147 234v686c0 87 47 160 147 236 102 75 227 129 403 173 172 41 345 62 546 62 203 0 375-21 549-62 175-44 301-98 401-173 100-76 147-149 147-236h7v-684z">
              <text:p/>
            </draw:path>
          </draw:g>
          <draw:g>
            <draw:path draw:style-name="gr53" draw:text-style-name="P34" draw:layer="layout" svg:width="2.196cm" svg:height="0.943cm" svg:x="18.3cm" svg:y="6.9cm" svg:viewBox="0 0 2197 944" svg:d="M0 466c3-83 47-155 147-229 102-77 227-131 403-175 175-41 348-62 549-62 200 0 372 21 548 62 176 44 303 98 403 175 99 74 147 148 147 234 0 89-48 162-147 236-100 77-227 131-403 175-176 41-348 62-548 62-201 0-374-21-549-62-176-44-301-98-403-175-100-74-147-147-147-236 0 0 0-3 0-5z">
              <text:p/>
            </draw:path>
            <draw:path draw:style-name="gr50" draw:text-style-name="P2" draw:layer="layout" svg:width="2.196cm" svg:height="0.943cm" svg:x="18.3cm" svg:y="6.9cm" svg:viewBox="0 0 2197 944" svg:d="M0 466c3-83 47-155 147-229 102-77 227-131 403-175 175-41 348-62 549-62 200 0 372 21 548 62 176 44 303 98 403 175 99 74 147 148 147 234 0 89-48 162-147 236-100 77-227 131-403 175-176 41-348 62-548 62-201 0-374-21-549-62-176-44-301-98-403-175-100-74-147-147-147-236 0 0 0-3 0-5z">
              <text:p/>
            </draw:path>
          </draw:g>
          <draw:g>
            <draw:path draw:style-name="gr54" draw:text-style-name="P35" draw:layer="layout" svg:width="2.199cm" svg:height="1.154cm" svg:x="18.3cm" svg:y="7.371cm" svg:viewBox="0 0 2200 1155" svg:d="M0 0v679 3c0 89 47 162 147 236 102 77 227 131 403 175 175 41 348 62 549 62 200 0 372-21 548-62 176-44 303-98 403-175 99-74 147-147 147-236h3v-682h-3c0 88-48 160-147 237-100 74-227 130-403 174-176 41-348 62-548 62-201 0-374-21-549-62-176-44-301-100-403-174-100-77-147-149-147-237z">
              <text:p/>
            </draw:path>
            <draw:path draw:style-name="gr4" draw:text-style-name="P2" draw:layer="layout" svg:width="2.199cm" svg:height="1.154cm" svg:x="18.3cm" svg:y="7.371cm" svg:viewBox="0 0 2200 1155" svg:d="M0 0v679 3c0 89 47 162 147 236 102 77 227 131 403 175 175 41 348 62 549 62 200 0 372-21 548-62 176-44 303-98 403-175 99-74 147-147 147-236h3v-682h-3c0 88-48 160-147 237-100 74-227 130-403 174-176 41-348 62-548 62-201 0-374-21-549-62-176-44-301-100-403-174-100-77-147-149-147-237z">
              <text:p/>
            </draw:path>
          </draw:g>
          <draw:path draw:style-name="gr16" draw:text-style-name="P2" draw:layer="layout" svg:width="2.199cm" svg:height="1.626cm" svg:x="18.3cm" svg:y="6.9cm" svg:viewBox="0 0 2200 1627" svg:d="M2193 471c0-86-47-160-147-234-100-77-226-131-401-175-174-41-346-62-549-62-201 0-374 21-546 62-176 44-301 98-403 175-100 74-147 148-147 234v684c0 85 47 161 147 234 102 77 227 130 403 174 172 42 345 64 546 64 203 0 375-22 549-64 175-44 301-97 401-174 100-73 147-149 147-234h7v-684z">
            <text:p/>
          </draw:path>
        </draw:g>
        <draw:frame draw:style-name="gr28" draw:text-style-name="P23" draw:layer="layout" svg:width="3.2cm" svg:height="0.887cm" svg:x="19.912cm" svg:y="8.455cm">
          <draw:text-box>
            <text:p text:style-name="P7"><text:span text:style-name="T2">MySQL</text:span></text:p>
          </draw:text-box>
        </draw:frame>
        <draw:connector draw:style-name="gr55" draw:text-style-name="P36" draw:layer="layout" svg:x1="19.4cm" svg:y1="4.776cm" svg:x2="19.4cm" svg:y2="6.9cm" draw:start-shape="id1" draw:start-glue-point="2" draw:end-shape="id2" draw:end-glue-point="0" svg:d="M19400 4776v2124" svg:viewBox="0 0 1 2125">
          <text:p/>
        </draw:connector>
        <draw:connector draw:style-name="gr55" draw:text-style-name="P36" draw:layer="layout" svg:x1="14.3cm" svg:y1="5.043cm" svg:x2="17.4cm" svg:y2="3.588cm" draw:start-shape="id3" draw:start-glue-point="1" draw:end-shape="id1" draw:end-glue-point="3" svg:d="M14300 5043h1550v-1455h1550" svg:viewBox="0 0 3101 1456">
          <text:p/>
        </draw:connector>
        <draw:connector draw:style-name="gr55" draw:text-style-name="P36" draw:layer="layout" svg:x1="14.3cm" svg:y1="8.743cm" svg:x2="17.4cm" svg:y2="3.588cm" draw:start-shape="id4" draw:start-glue-point="1" draw:end-shape="id1" svg:d="M14300 8743h1550v-5155h1550" svg:viewBox="0 0 3101 5156">
          <text:p/>
        </draw:connector>
        <draw:connector draw:style-name="gr55" draw:text-style-name="P36" draw:layer="layout" svg:x1="14.3cm" svg:y1="12.243cm" svg:x2="17.4cm" svg:y2="3.588cm" draw:start-shape="id5" draw:start-glue-point="1" draw:end-shape="id1" draw:end-glue-point="3" svg:d="M14300 12243h1550v-8655h1550" svg:viewBox="0 0 3101 8656">
          <text:p/>
        </draw:connector>
        <draw:frame draw:style-name="gr28" draw:text-style-name="P23" draw:layer="layout" svg:width="3.2cm" svg:height="0.887cm" svg:x="26.1cm" svg:y="12.213cm">
          <draw:text-box>
            <text:p text:style-name="P7"><text:span text:style-name="T2">Hostin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1" svg:font-family="'Courier New'"/>
    <style:font-face style:name="Arial1" svg:font-family="Arial" style:font-family-generic="swiss"/>
    <style:font-face style:name="Courier New" svg:font-family="'Courier New'"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5f_0" draw:display-name="Gradient_0" draw:style="linear" draw:start-color="#e1d8c1" draw:end-color="#ffffff" draw:start-intensity="100%" draw:end-intensity="100%" draw:angle="0" draw:border="0%"/>
    <draw:gradient draw:name="Gradient_5f_1" draw:display-name="Gradient_1" draw:style="linear" draw:start-color="#c9ba96" draw:end-color="#ffffff" draw:start-intensity="100%" draw:end-intensity="100%" draw:angle="1350" draw:border="0%"/>
    <draw:gradient draw:name="Gradient_5f_12" draw:display-name="Gradient_12" draw:style="linear" draw:start-color="#f5f5f5" draw:end-color="#f2f2f2" draw:start-intensity="100%" draw:end-intensity="100%" draw:angle="0" draw:border="0%"/>
    <draw:gradient draw:name="Gradient_5f_13" draw:display-name="Gradient_13" draw:style="linear" draw:start-color="#f5f5f5" draw:end-color="#f2f2f2" draw:start-intensity="100%" draw:end-intensity="100%" draw:angle="1350" draw:border="0%"/>
    <draw:gradient draw:name="Gradient_5f_2" draw:display-name="Gradient_2" draw:style="linear" draw:start-color="#b6a06d" draw:end-color="#ffffff" draw:start-intensity="100%" draw:end-intensity="100%" draw:angle="2250" draw:border="0%"/>
    <draw:gradient draw:name="Gradient_5f_3" draw:display-name="Gradient_3" draw:style="linear" draw:start-color="#339966" draw:end-color="#ffffff" draw:start-intensity="100%" draw:end-intensity="100%" draw:angle="2250" draw:border="0%"/>
    <draw:gradient draw:name="Gradient_5f_4" draw:display-name="Gradient_4" draw:style="linear" draw:start-color="#e7e4cd" draw:end-color="#ffffff" draw:start-intensity="100%" draw:end-intensity="100%" draw:angle="450" draw:border="0%"/>
    <draw:gradient draw:name="Gradient_5f_5" draw:display-name="Gradient_5" draw:style="rectangular" draw:cx="50%" draw:cy="50%" draw:start-color="#e7e4cd" draw:end-color="#000000" draw:start-intensity="100%" draw:end-intensity="100%" draw:angle="0" draw:border="0%"/>
    <draw:gradient draw:name="Gradient_5f_6" draw:display-name="Gradient_6" draw:style="linear" draw:start-color="#800000" draw:end-color="#bb0000" draw:start-intensity="100%" draw:end-intensity="100%" draw:angle="1800" draw:border="0%"/>
    <draw:gradient draw:name="Gradient_5f_7" draw:display-name="Gradient_7" draw:style="linear" draw:start-color="#d9d9d9" draw:end-color="#e3e3e3" draw:start-intensity="100%" draw:end-intensity="100%" draw:angle="1800" draw:border="0%"/>
    <draw:opacity draw:name="Transparency_5f_0" draw:display-name="Transparency_0" draw:style="linear" draw:start="100%" draw:end="100%" draw:angle="0" draw:border="0%"/>
    <draw:marker draw:name="Arrow" svg:viewBox="0 0 20 30" svg:d="M10 0l-10 30h20z"/>
    <draw:stroke-dash draw:name="Dash_5f_0" draw:display-name="Dash_0" draw:style="round" draw:dots1="1" draw:dots1-length="200%" draw:dots2="1" draw:dots2-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sl" fo:country="SI"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met_20_brez_20_polnila_20_in_20_brez_20_črt" style:display-name="Predmet brez polnila in brez črt"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 New" fo:font-family="'Courier New'" style:font-family-generic="swiss" fo:font-size="10pt" fo:font-weight="bold" style:font-name-asian="Courier New" style:font-family-asian="'Courier New'" style:font-family-generic-asian="swiss" style:font-size-asian="10pt" style:font-weight-asian="bold" style:font-name-complex="Courier New" style:font-family-complex="'Courier New'" style:font-family-generic-complex="swiss"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z-Bottom_20_of_20_Form" style:display-name="z-Bottom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style:style>
    <style:style style:name="Sample" style:family="graphic">
      <style:paragraph-properties style:text-autospace="none"/>
      <style:text-properties style:font-name="Courier New" fo:font-family="'Courier New'" style:font-family-generic="swiss" style:font-name-asian="Courier New" style:font-family-asian="'Courier New'" style:font-family-generic-asian="swiss" style:font-name-complex="Courier New"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 fo:font-family="'Courier New'" style:font-family-generic="swiss" fo:font-size="10pt" style:font-name-asian="Courier New" style:font-family-asian="'Courier New'" style:font-family-generic-asian="swiss" style:font-size-asian="10pt" style:font-name-complex="Courier New" style:font-family-complex="'Courier New'" style:font-family-generic-complex="swiss"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office:styles>
  <office:automatic-styles>
    <style:page-layout style:name="PM0">
      <style:page-layout-properties fo:margin-top="0.5cm" fo:margin-bottom="0.5cm" fo:margin-left="0.5cm" fo:margin-right="0.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1T08:45:34.043000000</meta:creation-date>
    <dc:date>2020-09-02T08:13:32.798000000</dc:date>
    <meta:editing-duration>PT2H3M1S</meta:editing-duration>
    <meta:editing-cycles>41</meta:editing-cycles>
    <meta:generator>LibreOffice/5.3.7.2$Windows_X86_64 LibreOffice_project/6b8ed514a9f8b44d37a1b96673cbbdd077e24059</meta:generator>
    <meta:document-statistic meta:object-count="131"/>
  </office:meta>
</office:document-meta>
</file>